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Roboto" svg:font-family="Roboto"/>
    <style:font-face style:name="Roboto Medium" svg:font-family="&quot;Roboto Medium&quot;"/>
    <style:font-face style:name="Consolas" svg:font-family="Consolas"/>
    <style:font-face style:name="Roboto Condensed" svg:font-family="&quot;Roboto 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Roboto Medium" style:font-name-asian="Roboto Medium" style:font-name-complex="Roboto Mediu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Roboto" style:font-name-asian="Roboto" style:font-name-complex="Roboto"/>
    </style:style>
    <style:style style:name="ce5" style:family="table-cell" style:parent-style-name="Default" style:data-style-name="N0">
      <style:table-cell-properties style:vertical-align="middle" fo:background-color="#161616" style:repeat-content="false"/>
      <style:paragraph-properties fo:text-align="center"/>
      <style:text-properties fo:color="#FFFFFF" style:font-name="Roboto" style:font-name-asian="Roboto" style:font-name-complex="Roboto"/>
    </style:style>
    <style:style style:name="ce6" style:family="table-cell" style:parent-style-name="Default" style:data-style-name="N0">
      <style:table-cell-properties style:vertical-align="middle" fo:background-color="#161616" style:repeat-content="false"/>
      <style:paragraph-properties fo:text-align="center"/>
      <style:text-properties fo:color="#FFFFFF" style:font-name="Consolas" style:font-name-asian="Consolas" style:font-name-complex="Consolas" style:font-family-generic="modern"/>
    </style:style>
    <style:style style:name="ce7" style:family="table-cell" style:parent-style-name="Default" style:data-style-name="N0">
      <style:table-cell-properties style:vertical-align="middle" fo:wrap-option="wrap" fo:background-color="transparent"/>
      <style:text-properties fo:color="#000000" style:font-name="Roboto" style:font-name-asian="Roboto" style:font-name-complex="Roboto"/>
    </style:style>
    <style:style style:name="ce8" style:family="table-cell" style:parent-style-name="Lien_32_hypertexte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Lien_32_hypertexte" style:data-style-name="N0">
      <style:table-cell-properties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/>
    </style:style>
    <style:style style:name="ce12" style:family="table-cell" style:parent-style-name="Lien_32_hypertexte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Roboto" style:font-name-asian="Roboto" style:font-name-complex="Roboto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Roboto" style:font-name-asian="Roboto" style:font-name-complex="Roboto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Roboto" style:font-name-asian="Roboto" style:font-name-complex="Roboto" fo:font-size="10pt" style:font-size-asian="10pt" style:font-size-complex="10pt"/>
    </style:style>
    <style:style style:name="ce18" style:family="table-cell" style:parent-style-name="Lien_32_hypertexte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Roboto" style:font-name-asian="Roboto" style:font-name-complex="Roboto" fo:font-size="10pt" style:font-size-asian="10pt" style:font-size-complex="10pt"/>
    </style:style>
    <style:style style:name="ce21" style:family="table-cell" style:parent-style-name="Lien_32_hypertexte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22" style:family="table-cell" style:parent-style-name="Lien_32_hypertexte" style:data-style-name="N0">
      <style:table-cell-properties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none" style:text-underline-type="none"/>
    </style:style>
    <style:style style:name="ce23" style:family="table-cell" style:parent-style-name="Default" style:data-style-name="N0">
      <style:table-cell-properties style:vertical-align="middle" fo:wrap-option="wrap"/>
      <style:text-properties fo:color="#000000" style:font-name="Roboto" style:font-name-asian="Roboto" style:font-name-complex="Roboto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FF0000" style:font-name="Roboto" style:font-name-asian="Roboto" style:font-name-complex="Roboto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background-color="#161616" style:repeat-content="false"/>
      <style:paragraph-properties fo:text-align="start" fo:margin-left="0cm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Roboto" style:font-name-asian="Roboto" style:font-name-complex="Roboto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Roboto" style:font-name-asian="Roboto" style:font-name-complex="Roboto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Roboto" style:font-name-asian="Roboto" style:font-name-complex="Roboto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Roboto" style:font-name-asian="Roboto" style:font-name-complex="Roboto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Roboto" style:font-name-asian="Roboto" style:font-name-complex="Roboto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middle" fo:wrap-option="wrap"/>
      <style:text-properties style:font-name="Roboto" style:font-name-asian="Roboto" style:font-name-complex="Roboto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wrap-option="wrap"/>
    </style:style>
    <style:style style:name="ce37" style:family="table-cell" style:parent-style-name="Default" style:data-style-name="N0">
      <style:table-cell-properties style:vertical-align="middle" fo:wrap-option="wrap" fo:background-color="transparent"/>
      <style:text-properties style:font-name="Roboto" style:font-name-asian="Roboto" style:font-name-complex="Roboto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style:font-name="Roboto" style:font-name-asian="Roboto" style:font-name-complex="Roboto" fo:font-size="10pt" style:font-size-asian="10pt" style:font-size-complex="10pt"/>
    </style:style>
    <style:style style:name="ce39" style:family="table-cell" style:parent-style-name="Lien_32_hypertexte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40" style:family="table-cell" style:parent-style-name="Lien_32_hypertexte" style:data-style-name="N0">
      <style:table-cell-properties style:vertical-align="middle" fo:wrap-option="wrap" fo:background-color="transparent"/>
      <style:text-properties fo:color="#000000" style:text-underline-style="solid" style:text-underline-type="single"/>
    </style:style>
    <style:style style:name="ce41" style:family="table-cell" style:parent-style-name="Lien_32_hypertexte" style:data-style-name="N0">
      <style:table-cell-properties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42" style:family="table-cell" style:parent-style-name="Lien_32_hypertexte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43" style:family="table-cell" style:parent-style-name="Lien_32_hypertexte" style:data-style-name="N0">
      <style:table-cell-properties style:vertical-align="middle" fo:wrap-option="wrap"/>
      <style:text-properties fo:color="#000000" style:font-name="Roboto" style:font-name-asian="Roboto" style:font-name-complex="Roboto" fo:font-size="10pt" style:font-size-asian="10pt" style:font-size-complex="10pt" style:text-underline-style="solid" style:text-underline-type="single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Roboto Condensed" style:font-name-asian="Roboto Condensed" style:font-name-complex="Roboto Condensed" fo:font-size="36pt" style:font-size-asian="36pt" style:font-size-complex="36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Roboto Medium" style:font-name-asian="Roboto Medium" style:font-name-complex="Roboto Medium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Roboto" style:font-name-asian="Roboto" style:font-name-complex="Roboto" fo:font-size="20pt" style:font-size-asian="20pt" style:font-size-complex="2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Roboto" style:font-name-asian="Roboto" style:font-name-complex="Roboto"/>
    </style:style>
    <style:style style:name="ce48" style:family="table-cell" style:parent-style-name="Default" style:data-style-name="N0">
      <style:table-cell-properties style:vertical-align="middle" fo:background-color="#161616" style:repeat-content="false"/>
      <style:paragraph-properties fo:text-align="center"/>
      <style:text-properties fo:color="#FFFFFF" style:font-name="Roboto" style:font-name-asian="Roboto" style:font-name-complex="Roboto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#161616" style:repeat-content="false"/>
      <style:paragraph-properties fo:text-align="center"/>
      <style:text-properties style:font-name="Roboto" style:font-name-asian="Roboto" style:font-name-complex="Roboto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161616" style:repeat-content="false"/>
      <style:paragraph-properties fo:text-align="center"/>
      <style:text-properties fo:color="#FFFFFF" style:font-name="Roboto" style:font-name-asian="Roboto" style:font-name-complex="Roboto"/>
    </style:style>
    <style:style style:name="ce54" style:family="table-cell" style:parent-style-name="Default" style:data-style-name="N0">
      <style:table-cell-properties style:vertical-align="middle" fo:background-color="#161616" style:repeat-content="false"/>
      <style:paragraph-properties fo:text-align="start" fo:margin-left="0cm"/>
      <style:text-properties fo:color="#FFFFFF" style:font-name="Roboto" style:font-name-asian="Roboto" style:font-name-complex="Roboto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style:font-name="Roboto" style:font-name-asian="Roboto" style:font-name-complex="Roboto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7.06966666666667cm"/>
    </style:style>
    <style:style style:name="co3" style:family="table-column">
      <style:table-column-properties fo:break-before="auto" style:column-width="4.91066666666667cm"/>
    </style:style>
    <style:style style:name="co4" style:family="table-column">
      <style:table-column-properties fo:break-before="auto" style:column-width="5.0165cm"/>
    </style:style>
    <style:style style:name="co5" style:family="table-column">
      <style:table-column-properties fo:break-before="auto" style:column-width="3.21733333333333cm"/>
    </style:style>
    <style:style style:name="co6" style:family="table-column">
      <style:table-column-properties fo:break-before="auto" style:column-width="7.26016666666667cm"/>
    </style:style>
    <style:style style:name="co7" style:family="table-column">
      <style:table-column-properties fo:break-before="auto" style:column-width="5.69383333333333cm"/>
    </style:style>
    <style:style style:name="co8" style:family="table-column">
      <style:table-column-properties fo:break-before="auto" style:column-width="5.7785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8.08566666666667cm"/>
    </style:style>
    <style:style style:name="co11" style:family="table-column">
      <style:table-column-properties fo:break-before="auto" style:column-width="15.1553333333333cm"/>
    </style:style>
    <style:style style:name="co12" style:family="table-column">
      <style:table-column-properties fo:break-before="auto" style:column-width="4.61433333333333cm"/>
    </style:style>
    <style:style style:name="co13" style:family="table-column">
      <style:table-column-properties fo:break-before="auto" style:column-width="2.20133333333333cm"/>
    </style:style>
    <style:style style:name="ro1" style:family="table-row">
      <style:table-row-properties style:row-height="79.8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5.2pt" style:use-optimal-row-height="false" fo:break-before="auto"/>
    </style:style>
    <style:style style:name="ro5" style:family="table-row">
      <style:table-row-properties style:row-height="23.4pt" style:use-optimal-row-height="false" fo:break-before="auto"/>
    </style:style>
    <style:style style:name="ro6" style:family="table-row">
      <style:table-row-properties style:row-height="52.8pt" style:use-optimal-row-height="true" fo:break-before="auto"/>
    </style:style>
    <style:style style:name="ro7" style:family="table-row">
      <style:table-row-properties style:row-height="39.6pt" style:use-optimal-row-height="true" fo:break-before="auto"/>
    </style:style>
    <style:style style:name="ro8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4"/>
        <table:table-column table:style-name="co4" table:default-cell-style-name="ce1"/>
        <table:table-column table:style-name="co5" table:default-cell-style-name="ce1"/>
        <table:table-column table:style-name="co6" table:default-cell-style-name="ce36"/>
        <table:table-column table:style-name="co7" table:default-cell-style-name="ce9"/>
        <table:table-column table:style-name="co8" table:default-cell-style-name="ce1"/>
        <table:table-column table:style-name="co9" table:default-cell-style-name="ce2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number-columns-spanned="4" table:number-rows-spanned="1" table:style-name="ce44">
            <text:p>LES SOLS DE BRETAGNE À LA CARTE</text:p>
          </table:table-cell>
          <table:covered-table-cell table:number-columns-repeated="3"/>
          <table:table-cell table:style-name="ce3"/>
          <table:table-cell table:style-name="ce36"/>
          <table:table-cell table:style-name="ce9"/>
          <table:table-cell table:style-name="ce1"/>
          <table:table-cell table:style-name="ce2"/>
          <table:table-cell table:number-columns-repeated="16375" table:style-name="ce1"/>
        </table:table-row>
        <table:table-row table:style-name="ro2">
          <table:table-cell office:value-type="string" table:number-columns-spanned="4" table:number-rows-spanned="1" table:style-name="ce46">
            <text:p>Indicateurs &amp; ressources associées</text:p>
          </table:table-cell>
          <table:covered-table-cell table:number-columns-repeated="3"/>
          <table:table-cell table:style-name="ce4"/>
          <table:table-cell table:style-name="ce36"/>
          <table:table-cell table:style-name="ce9"/>
          <table:table-cell table:style-name="ce1"/>
          <table:table-cell table:style-name="ce2"/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48">
            <text:p>Thématiques</text:p>
          </table:table-cell>
          <table:table-cell office:value-type="string" table:number-columns-spanned="1" table:number-rows-spanned="2" table:style-name="ce48">
            <text:p>Indicateurs</text:p>
          </table:table-cell>
          <table:table-cell office:value-type="string" table:number-columns-spanned="3" table:number-rows-spanned="1" table:style-name="ce48">
            <text:p>Couche géographique</text:p>
          </table:table-cell>
          <table:covered-table-cell table:number-columns-repeated="2"/>
          <table:table-cell office:value-type="string" table:number-columns-spanned="1" table:number-rows-spanned="2" table:style-name="ce49">
            <text:p>Métadonnées</text:p>
          </table:table-cell>
          <table:table-cell office:value-type="string" table:number-columns-spanned="2" table:number-rows-spanned="1" table:style-name="ce48">
            <text:p>Styles cartographiques</text:p>
          </table:table-cell>
          <table:covered-table-cell/>
          <table:table-cell office:value-type="string" table:number-columns-spanned="1" table:number-rows-spanned="2" table:style-name="ce53">
            <text:p>Image légende<text:s/><text:span text:style-name="T1">apps/sdb/img</text:span></text:p>
          </table:table-cell>
          <table:table-cell office:value-type="string" table:number-columns-spanned="2" table:number-rows-spanned="1" table:style-name="ce48">
            <text:p>Fenêtre d'interrogation</text:p>
          </table:table-cell>
          <table:covered-table-cell/>
          <table:table-cell office:value-type="string" table:number-columns-spanned="1" table:number-rows-spanned="2" table:style-name="ce54">
            <text:p>Notes</text:p>
          </table:table-cell>
          <table:table-cell table:number-columns-repeated="16372"/>
        </table:table-row>
        <table:table-row table:style-name="ro5">
          <table:covered-table-cell/>
          <table:covered-table-cell/>
          <table:table-cell office:value-type="string" table:style-name="ce28">
            <text:p>nom <text:s/>Geoserver</text:p>
          </table:table-cell>
          <table:table-cell office:value-type="string" table:style-name="ce6">
            <text:p>URL</text:p>
          </table:table-cell>
          <table:table-cell office:value-type="string" table:style-name="ce6">
            <text:p>type</text:p>
          </table:table-cell>
          <table:covered-table-cell/>
          <table:table-cell office:value-type="string" table:style-name="ce6">
            <text:p>apps/sdb/sld/</text:p>
          </table:table-cell>
          <table:table-cell office:value-type="string" table:style-name="ce5">
            <text:p>geoserver</text:p>
          </table:table-cell>
          <table:covered-table-cell/>
          <table:table-cell office:value-type="string" table:style-name="ce6">
            <text:p>apps/sdb/templates</text:p>
          </table:table-cell>
          <table:table-cell office:value-type="string" table:style-name="ce5">
            <text:p>Sources de données complémentaires</text:p>
          </table:table-cell>
          <table:covered-table-cell/>
          <table:table-cell table:number-columns-repeated="16372"/>
        </table:table-row>
        <table:table-row table:style-name="ro6">
          <table:table-cell office:value-type="string" table:number-columns-spanned="1" table:number-rows-spanned="6" table:style-name="ce55">
            <text:p>Cartes régionales</text:p>
          </table:table-cell>
          <table:table-cell office:value-type="string" table:style-name="ce11">
            <text:p>Matériau parental dominant</text:p>
          </table:table-cell>
          <table:table-cell office:value-type="string" table:style-name="ce29">
            <text:p>ucs_pp_bzh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7">
            <text:p>https://geosas.fr/geonetwork/srv/fre/catalog.search#/metadata/505375ac-6315-4484-b196-36db3ab459fa</text:p>
          </table:table-cell>
          <table:table-cell office:value-type="string" table:style-name="ce15">
            <text:p>cr.materiaux_dominants.sld</text:p>
          </table:table-cell>
          <table:table-cell table:style-name="ce11"/>
          <table:table-cell table:style-name="ce15"/>
          <table:table-cell office:value-type="string" table:style-name="ce11">
            <text:p>cr.caracteristiques_sol.mst</text:p>
          </table:table-cell>
          <table:table-cell office:value-type="string" table:style-name="ce10">
            <text:p><text:a xlink:href="https://api.geosas.fr/sol?service=WPS&amp;version=1.0.0&amp;request=execute&amp;identifier=getucsinfo&amp;datainputs=no_etude=25035;no_ucs=12013&amp;rawdataoutput=ucsinfo">https://api.geosas.fr/sol?service=WPS&amp;version=1.0.0&amp;request=execute&amp;identifier=getucsinfo&amp;datainputs=no_etude=25035;no_ucs=12013&amp;rawdataoutput=ucsinfo</text:a></text:p>
          </table:table-cell>
          <table:table-cell office:value-type="string" table:style-name="ce11">
            <text:p>Utilisation de l'API pour le tableau de Composition des UTS - Les intitulés des caractéristiques du sol sont indiqués dans le fichier .mst dans les propriétés CSS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Classe de texture dominante</text:p>
          </table:table-cell>
          <table:table-cell office:value-type="string" table:style-name="ce29">
            <text:p>ucs_pp_bzh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7">
            <text:p>https://geosas.fr/geonetwork/srv/fre/catalog.search#/metadata/505375ac-6315-4484-b196-36db3ab459fa</text:p>
          </table:table-cell>
          <table:table-cell office:value-type="string" table:style-name="ce15">
            <text:p>cr.textures_dominantes.sld</text:p>
          </table:table-cell>
          <table:table-cell table:style-name="ce11"/>
          <table:table-cell office:value-type="string" table:style-name="ce26">
            <text:p>triangle_GEPPA.png</text:p>
          </table:table-cell>
          <table:table-cell office:value-type="string" table:style-name="ce11">
            <text:p>cr.caracteristiques_sol.mst</text:p>
          </table:table-cell>
          <table:table-cell office:value-type="string" table:style-name="ce10">
            <text:p><text:a xlink:href="https://api.geosas.fr/sol?service=WPS&amp;version=1.0.0&amp;request=execute&amp;identifier=getucsinfo&amp;datainputs=no_etude=25035;no_ucs=12013&amp;rawdataoutput=ucsinfo">https://api.geosas.fr/sol?service=WPS&amp;version=1.0.0&amp;request=execute&amp;identifier=getucsinfo&amp;datainputs=no_etude=25035;no_ucs=12013&amp;rawdataoutput=ucsinfo</text:a></text:p>
          </table:table-cell>
          <table:table-cell office:value-type="string" table:style-name="ce11">
            <text:p>Utilisation de l'API pour le tableau de Composition des UTS - Les intitulés des caractéristiques du sol sont indiqués dans le fichier .mst dans les propriétés CSS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Type de sol dominant</text:p>
          </table:table-cell>
          <table:table-cell office:value-type="string" table:style-name="ce29">
            <text:p>ucs_pp_bzh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7">
            <text:p>https://geosas.fr/geonetwork/srv/fre/catalog.search#/metadata/505375ac-6315-4484-b196-36db3ab459fa</text:p>
          </table:table-cell>
          <table:table-cell office:value-type="string" table:style-name="ce15">
            <text:p>cr.type_sols_dominants.sld</text:p>
          </table:table-cell>
          <table:table-cell table:style-name="ce11"/>
          <table:table-cell table:style-name="ce15"/>
          <table:table-cell office:value-type="string" table:style-name="ce11">
            <text:p>cr.caracteristiques_sol.mst</text:p>
          </table:table-cell>
          <table:table-cell office:value-type="string" table:style-name="ce10">
            <text:p><text:a xlink:href="https://api.geosas.fr/sol?service=WPS&amp;version=1.0.0&amp;request=execute&amp;identifier=getucsinfo&amp;datainputs=no_etude=25035;no_ucs=12013&amp;rawdataoutput=ucsinfo">https://api.geosas.fr/sol?service=WPS&amp;version=1.0.0&amp;request=execute&amp;identifier=getucsinfo&amp;datainputs=no_etude=25035;no_ucs=12013&amp;rawdataoutput=ucsinfo</text:a></text:p>
          </table:table-cell>
          <table:table-cell office:value-type="string" table:style-name="ce11">
            <text:p>Utilisation de l'API pour le tableau de Composition des UTS - Les intitulés des caractéristiques du sol sont indiqués dans le fichier .mst dans les propriétés CSS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Classe d'épaisseur dominante</text:p>
          </table:table-cell>
          <table:table-cell office:value-type="string" table:style-name="ce29">
            <text:p>ucs_pp_bzh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7">
            <text:p>https://geosas.fr/geonetwork/srv/fre/catalog.search#/metadata/505375ac-6315-4484-b196-36db3ab459fa</text:p>
          </table:table-cell>
          <table:table-cell office:value-type="string" table:style-name="ce15">
            <text:p>cr.epaisseurs_dominantes.sld</text:p>
          </table:table-cell>
          <table:table-cell table:style-name="ce11"/>
          <table:table-cell table:style-name="ce15"/>
          <table:table-cell office:value-type="string" table:style-name="ce11">
            <text:p>cr.caracteristiques_sol.mst</text:p>
          </table:table-cell>
          <table:table-cell office:value-type="string" table:style-name="ce10">
            <text:p><text:a xlink:href="https://api.geosas.fr/sol?service=WPS&amp;version=1.0.0&amp;request=execute&amp;identifier=getucsinfo&amp;datainputs=no_etude=25035;no_ucs=12013&amp;rawdataoutput=ucsinfo">https://api.geosas.fr/sol?service=WPS&amp;version=1.0.0&amp;request=execute&amp;identifier=getucsinfo&amp;datainputs=no_etude=25035;no_ucs=12013&amp;rawdataoutput=ucsinfo</text:a></text:p>
          </table:table-cell>
          <table:table-cell office:value-type="string" table:style-name="ce11">
            <text:p>Utilisation de l'API pour le tableau de Composition des UTS - Les intitulés des caractéristiques du sol sont indiqués dans le fichier .mst dans les propriétés CSS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Drainage naturel dominant</text:p>
          </table:table-cell>
          <table:table-cell office:value-type="string" table:style-name="ce29">
            <text:p>ucs_pp_bzh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7">
            <text:p>https://geosas.fr/geonetwork/srv/fre/catalog.search#/metadata/505375ac-6315-4484-b196-36db3ab459fa</text:p>
          </table:table-cell>
          <table:table-cell office:value-type="string" table:style-name="ce15">
            <text:p>cr.drainage_dominant.sld</text:p>
          </table:table-cell>
          <table:table-cell table:style-name="ce11"/>
          <table:table-cell table:style-name="ce15"/>
          <table:table-cell office:value-type="string" table:style-name="ce11">
            <text:p>cr.caracteristiques_sol.mst</text:p>
          </table:table-cell>
          <table:table-cell office:value-type="string" table:style-name="ce10">
            <text:p><text:a xlink:href="https://api.geosas.fr/sol?service=WPS&amp;version=1.0.0&amp;request=execute&amp;identifier=getucsinfo&amp;datainputs=no_etude=25035;no_ucs=12013&amp;rawdataoutput=ucsinfo">https://api.geosas.fr/sol?service=WPS&amp;version=1.0.0&amp;request=execute&amp;identifier=getucsinfo&amp;datainputs=no_etude=25035;no_ucs=12013&amp;rawdataoutput=ucsinfo</text:a></text:p>
          </table:table-cell>
          <table:table-cell office:value-type="string" table:style-name="ce11">
            <text:p>Utilisation de l'API pour le tableau de Composition des UTS - Les intitulés des caractéristiques du sol 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3">
            <text:p>Entités paysagères</text:p>
          </table:table-cell>
          <table:table-cell office:value-type="string" table:style-name="ce30">
            <text:p>ucs_pp_bzh</text:p>
          </table:table-cell>
          <table:table-cell office:value-type="string" table:style-name="ce12">
            <text:p><text:a xlink:href="https://geosas.fr/geoserver/sdb/ows">https://geosas.fr/geoserver/sdb/ows</text:a></text:p>
          </table:table-cell>
          <table:table-cell office:value-type="string" table:style-name="ce16">
            <text:p>WMS</text:p>
          </table:table-cell>
          <table:table-cell office:value-type="string" table:style-name="ce38">
            <text:p>https://geosas.fr/geonetwork/srv/fre/catalog.search#/metadata/505375ac-6315-4484-b196-36db3ab459fa</text:p>
          </table:table-cell>
          <table:table-cell office:value-type="string" table:style-name="ce16">
            <text:p>cr.entites_physiographiques.sld</text:p>
          </table:table-cell>
          <table:table-cell table:style-name="ce13"/>
          <table:table-cell table:style-name="ce16"/>
          <table:table-cell office:value-type="string" table:style-name="ce13">
            <text:p>cr.entites_physiographiques.mst</text:p>
          </table:table-cell>
          <table:table-cell table:style-name="ce12"/>
          <table:table-cell office:value-type="string" table:style-name="ce13">
            <text:p>Les textes descriptifs des entités pays. sont indiqués dans le fichier .mst dans les propriétés CSS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14" table:style-name="ce57">
            <text:p>Propriétés des sols</text:p>
          </table:table-cell>
          <table:table-cell office:value-type="string" table:style-name="ce14">
            <text:p>CEC - Données raster 50m</text:p>
          </table:table-cell>
          <table:table-cell office:value-type="string" table:style-name="ce31">
            <text:p>cec_6_bandes</text:p>
          </table:table-cell>
          <table:table-cell office:value-type="string" table:style-name="ce21">
            <text:p><text:a xlink:href="https://geosas.fr/geoserver/sdb/ows">https://geosas.fr/geoserver/sdb/ows</text:a></text:p>
          </table:table-cell>
          <table:table-cell office:value-type="string" table:style-name="ce20">
            <text:p>WMS</text:p>
          </table:table-cell>
          <table:table-cell office:value-type="string" table:style-name="ce39">
            <text:p><text:a xlink:href="https://geosas.fr/geonetwork/srv/fre/catalog.search#/metadata/7eab2f58-7a8c-4e0d-b415-3b70438287e9">https://geosas.fr/geonetwork/srv/fre/catalog.search#/metadata/7eab2f58-7a8c-4e0d-b415-3b70438287e9</text:a></text:p>
          </table:table-cell>
          <table:table-cell table:style-name="ce20"/>
          <table:table-cell office:value-type="string" table:style-name="ce14">
            <text:p>CEC_p1,CEC_p2,CEC_p3,CEC_p4,CEC_p5,CEC_p6</text:p>
          </table:table-cell>
          <table:table-cell table:style-name="ce20"/>
          <table:table-cell office:value-type="string" table:style-name="ce37">
            <text:p>ps.cec_raster.mst</text:p>
          </table:table-cell>
          <table:table-cell table:style-name="ce21"/>
          <table:table-cell table:style-name="ce14"/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CEC - Médiane communale</text:p>
          </table:table-cell>
          <table:table-cell office:value-type="string" table:style-name="ce29">
            <text:p>stats_all_6prof_cec_comm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40">
            <text:p><text:a xlink:href="https://geosas.fr/geonetwork/srv/fre/catalog.search#/metadata/0b8851b3-5f29-49cc-a007-39726c1dee39">https://geosas.fr/geonetwork/srv/fre/catalog.search#/metadata/0b8851b3-5f29-49cc-a007-39726c1dee39</text:a></text:p>
          </table:table-cell>
          <table:table-cell table:style-name="ce15"/>
          <table:table-cell office:value-type="string" table:style-name="ce11">
            <text:p>CEC_communes_p1,CEC_communes_p2,CEC_communes_p3,CEC_communes_p4,CEC_communes_p5,CEC_communes_p6</text:p>
          </table:table-cell>
          <table:table-cell table:style-name="ce15"/>
          <table:table-cell office:value-type="string" table:style-name="ce11">
            <text:p>ps.cec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pH - Données raster 50m</text:p>
          </table:table-cell>
          <table:table-cell office:value-type="string" table:style-name="ce29">
            <text:p>ph_6_bandes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41">
            <text:p><text:a xlink:href="https://geosas.fr/geonetwork/srv/fre/catalog.search#/metadata/60913cff-6f48-4f6b-ac7f-57f199ccefe1">https://geosas.fr/geonetwork/srv/fre/catalog.search#/metadata/60913cff-6f48-4f6b-ac7f-57f199ccefe1</text:a></text:p>
          </table:table-cell>
          <table:table-cell table:style-name="ce15"/>
          <table:table-cell office:value-type="string" table:style-name="ce11">
            <text:p>pH_p1,pH_p2,pH_p3,pH_p4,pH_p5,pH_p6</text:p>
          </table:table-cell>
          <table:table-cell table:style-name="ce15"/>
          <table:table-cell office:value-type="string" table:style-name="ce37">
            <text:p>ps.ph_raster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8">
          <table:covered-table-cell/>
          <table:table-cell office:value-type="string" table:style-name="ce11">
            <text:p>ph - Médiane communale</text:p>
          </table:table-cell>
          <table:table-cell office:value-type="string" table:style-name="ce29">
            <text:p>stats_all_6prof_pH_comm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40">
            <text:p><text:a xlink:href="https://geosas.fr/geonetwork/srv/fre/catalog.search#/metadata/b405effe-db38-4b09-b27e-35586eb54f22">https://geosas.fr/geonetwork/srv/fre/catalog.search#/metadata/b405effe-db38-4b09-b27e-35586eb54f22</text:a></text:p>
          </table:table-cell>
          <table:table-cell table:style-name="ce15"/>
          <table:table-cell office:value-type="string" table:style-name="ce11">
            <text:p>pH_comm_p1,pH_comm_p2,pH_comm_p3,pH_comm_p4,pH_comm_p5,pH_comm_p6</text:p>
          </table:table-cell>
          <table:table-cell table:style-name="ce15"/>
          <table:table-cell office:value-type="string" table:style-name="ce11">
            <text:p>ps.ph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Carbone organique - Données raster 50m</text:p>
          </table:table-cell>
          <table:table-cell office:value-type="string" table:style-name="ce29">
            <text:p>carbone_organique_6_bandes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659bf87a-1df0-42b7-ad02-8719d1924547</text:p>
          </table:table-cell>
          <table:table-cell table:style-name="ce15"/>
          <table:table-cell office:value-type="string" table:style-name="ce11">
            <text:p>soc_p1,soc_p2,soc_p3,soc_p4,soc_p5,soc_p6</text:p>
          </table:table-cell>
          <table:table-cell table:style-name="ce15"/>
          <table:table-cell office:value-type="string" table:style-name="ce37">
            <text:p>ps.soc_raster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Carbone organique - Médiane communale</text:p>
          </table:table-cell>
          <table:table-cell office:value-type="string" table:style-name="ce29">
            <text:p>stats_all_6prof_SOC_comm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ac4f6c0d-15b1-47c6-bd9c-53b85077b3f2</text:p>
          </table:table-cell>
          <table:table-cell table:style-name="ce15"/>
          <table:table-cell office:value-type="string" table:style-name="ce11">
            <text:p>SOC_communes_p1,SOC_communes_p2,SOC_communes_p3,SOC_communes_p4,SOC_communes_p5,SOC_communes_p6</text:p>
          </table:table-cell>
          <table:table-cell table:style-name="ce15"/>
          <table:table-cell office:value-type="string" table:style-name="ce11">
            <text:p>ps.soc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élements grossiers - Données raster 50m</text:p>
          </table:table-cell>
          <table:table-cell office:value-type="string" table:style-name="ce29">
            <text:p>elements_grossiers_6_bandes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6ca6b852-2a9c-4397-93e1-338d05c77ca2</text:p>
          </table:table-cell>
          <table:table-cell table:style-name="ce15"/>
          <table:table-cell office:value-type="string" table:style-name="ce11">
            <text:p>eg_p1,eg_p2,eg_p3,eg_p4,eg_p5,eg_p6</text:p>
          </table:table-cell>
          <table:table-cell table:style-name="ce15"/>
          <table:table-cell office:value-type="string" table:style-name="ce37">
            <text:p>ps.eg_raster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élements grossiers - Médiane communale</text:p>
          </table:table-cell>
          <table:table-cell office:value-type="string" table:style-name="ce29">
            <text:p>stats_all_6prof_EG_comm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c4b62be7-da92-4e40-bf2c-0e27ab9f3c39</text:p>
          </table:table-cell>
          <table:table-cell table:style-name="ce15"/>
          <table:table-cell office:value-type="string" table:style-name="ce11">
            <text:p>eg_communes_p1,eg_communes_p2,eg_communes_p3,eg_communes_p4,eg_communes_p5,eg_communes_p6</text:p>
          </table:table-cell>
          <table:table-cell table:style-name="ce15"/>
          <table:table-cell office:value-type="string" table:style-name="ce11">
            <text:p>ps.eg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Sable - Données raster 50m</text:p>
          </table:table-cell>
          <table:table-cell office:value-type="string" table:style-name="ce29">
            <text:p>sable_6_bandes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889729be-e44f-4895-be37-f193a95388d3</text:p>
          </table:table-cell>
          <table:table-cell table:style-name="ce15"/>
          <table:table-cell office:value-type="string" table:style-name="ce11">
            <text:p>sable_p1,sable_p2,sable_p3,sable_p4,sable_p5,sable_p6</text:p>
          </table:table-cell>
          <table:table-cell table:style-name="ce15"/>
          <table:table-cell office:value-type="string" table:style-name="ce37">
            <text:p>ps.sable_raster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Sable - Médiane communale</text:p>
          </table:table-cell>
          <table:table-cell office:value-type="string" table:style-name="ce29">
            <text:p>stats_all_6prof_S_comm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86153602-372e-49b9-b22f-a90dd9f2fe36</text:p>
          </table:table-cell>
          <table:table-cell table:style-name="ce15"/>
          <table:table-cell office:value-type="string" table:style-name="ce11">
            <text:p>sable_communes_p1,sable_communes_p2,sable_communes_p3,sable_communes_p4,sable_communes_p5,sable_communes_p6</text:p>
          </table:table-cell>
          <table:table-cell table:style-name="ce15"/>
          <table:table-cell office:value-type="string" table:style-name="ce11">
            <text:p>ps.sable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Limon - Données raster 50m</text:p>
          </table:table-cell>
          <table:table-cell office:value-type="string" table:style-name="ce29">
            <text:p>limon_6_bandes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2aca277e-0403-4a3d-84fb-27bf09fff945</text:p>
          </table:table-cell>
          <table:table-cell table:style-name="ce15"/>
          <table:table-cell office:value-type="string" table:style-name="ce11">
            <text:p>limon_p1,limon_p2,limon_p3,limon_p4,limon_p5,limon_p6</text:p>
          </table:table-cell>
          <table:table-cell table:style-name="ce15"/>
          <table:table-cell office:value-type="string" table:style-name="ce37">
            <text:p>ps.limon_raster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Limon <text:s/>- Médiane communale</text:p>
          </table:table-cell>
          <table:table-cell office:value-type="string" table:style-name="ce29">
            <text:p>Limon_stats_6prof_commune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f1dfb915-f6af-4ed5-9868-6d078e79c7cf</text:p>
          </table:table-cell>
          <table:table-cell table:style-name="ce15"/>
          <table:table-cell office:value-type="string" table:style-name="ce11">
            <text:p>Limon_communes_p1,Limon_communes_p2,Limon_communes_p3,Limon_communes_p4,Limon_communes_p5,Limon_communes_p6</text:p>
          </table:table-cell>
          <table:table-cell table:style-name="ce15"/>
          <table:table-cell office:value-type="string" table:style-name="ce11">
            <text:p>ps.limon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Argile - Données raster 50m</text:p>
          </table:table-cell>
          <table:table-cell office:value-type="string" table:style-name="ce29">
            <text:p>argile_6_bandes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ef33bd8b-0bad-4c8b-9cb1-c95625c15436</text:p>
          </table:table-cell>
          <table:table-cell table:style-name="ce15"/>
          <table:table-cell office:value-type="string" table:style-name="ce11">
            <text:p>argile_p1,argile_p2,argile_p3,argile_p4,argile_p5,argile_p6</text:p>
          </table:table-cell>
          <table:table-cell table:style-name="ce15"/>
          <table:table-cell office:value-type="string" table:style-name="ce37">
            <text:p>ps.argile_raster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6">
          <table:covered-table-cell/>
          <table:table-cell office:value-type="string" table:style-name="ce11">
            <text:p>Argile <text:s/>- Médiane communale</text:p>
          </table:table-cell>
          <table:table-cell office:value-type="string" table:style-name="ce29">
            <text:p>Argile_stats_6prof_commune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bd83f813-0fe8-4f34-bfdb-b317fac19fa9</text:p>
          </table:table-cell>
          <table:table-cell table:style-name="ce15"/>
          <table:table-cell office:value-type="string" table:style-name="ce11">
            <text:p>Argile_communes_p1,Argile_communes_p2,Argile_communes_p3,Argile_communes_p4,Argile_communes_p5,Argile_communes_p6</text:p>
          </table:table-cell>
          <table:table-cell table:style-name="ce15"/>
          <table:table-cell office:value-type="string" table:style-name="ce11">
            <text:p>ps.argile_communes.mst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6">
          <table:table-cell office:value-type="string" table:style-name="ce24">
            <text:p>Stock de carbone</text:p>
          </table:table-cell>
          <table:table-cell office:value-type="string" table:style-name="ce19">
            <text:p>Estimation du stock de carbone par UCS</text:p>
          </table:table-cell>
          <table:table-cell office:value-type="string" table:style-name="ce32">
            <text:p>Stock_Carbone_UCS_BZH</text:p>
          </table:table-cell>
          <table:table-cell office:value-type="string" table:style-name="ce18">
            <text:p><text:a xlink:href="https://geosas.fr/geoserver/sdb/ows">https://geosas.fr/geoserver/sdb/ows</text:a></text:p>
          </table:table-cell>
          <table:table-cell office:value-type="string" table:style-name="ce17">
            <text:p>WMS</text:p>
          </table:table-cell>
          <table:table-cell office:value-type="string" table:style-name="ce42">
            <text:p><text:a xlink:href="https://geosas.fr/geonetwork/srv/fre/catalog.search#/metadata/a6eceb6a-3345-4703-baca-de805495cdd1">https://geosas.fr/geonetwork/srv/fre/catalog.search#/metadata/a6eceb6a-3345-4703-baca-de805495cdd1</text:a></text:p>
          </table:table-cell>
          <table:table-cell office:value-type="string" table:style-name="ce17">
            <text:p>carb.ucs_p30.sld, carb.ucs_p1m.sld</text:p>
          </table:table-cell>
          <table:table-cell table:style-name="ce19"/>
          <table:table-cell table:style-name="ce17"/>
          <table:table-cell office:value-type="string" table:style-name="ce56">
            <text:p>carb.stock_ucs_graph.mst</text:p>
          </table:table-cell>
          <table:table-cell office:value-type="string" table:style-name="ce18">
            <text:p><text:a xlink:href="https://api.geosas.fr/sol?service=WPS&amp;version=1.0.0&amp;request=execute&amp;identifier=getucsinfo&amp;datainputs=no_etude=25022;no_ucs=12013&amp;rawdataoutput=ucsinfo">https://api.geosas.fr/sol?service=WPS&amp;version=1.0.0&amp;request=execute&amp;identifier=getucsinfo&amp;datainputs=no_etude=25022;no_ucs=12013&amp;rawdataoutput=ucsinfo</text:a></text:p>
          </table:table-cell>
          <table:table-cell office:value-type="string" table:style-name="ce27">
            <text:p>Utilisation de l'API GetUTS pour le stock de carbone par UTS -&gt; Pb avec les valeurs = à revoir !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18" table:style-name="ce50">
            <text:p>Cartes locales</text:p>
          </table:table-cell>
          <table:table-cell office:value-type="string" table:style-name="ce11">
            <text:p>Emprise des cartes disponibles</text:p>
          </table:table-cell>
          <table:table-cell office:value-type="string" table:style-name="ce29">
            <text:p>Assemblage_carte_Bretagne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41">
            <text:p><text:a xlink:href="https://geosas.fr/geonetwork/srv/fre/catalog.search#/metadata/d9b459d5-897e-483d-ae40-9306c44a8875">https://geosas.fr/geonetwork/srv/fre/catalog.search#/metadata/d9b459d5-897e-483d-ae40-9306c44a8875</text:a></text:p>
          </table:table-cell>
          <table:table-cell office:value-type="string" table:style-name="ce25">
            <text:p>cl.emprises_echelles.sld</text:p>
          </table:table-cell>
          <table:table-cell table:style-name="ce11"/>
          <table:table-cell office:value-type="string" table:style-name="ce25">
            <text:p>lgd_mapcl.png</text:p>
          </table:table-cell>
          <table:table-cell office:value-type="string" table:style-name="ce22">
            <text:p>cl.emprises_echelles.mst</text:p>
          </table:table-cell>
          <table:table-cell office:value-type="string" table:style-name="ce10">
            <text:p>apps/sdb/data/cl.features_infos.json</text:p>
          </table:table-cell>
          <table:table-cell office:value-type="string" table:style-name="ce11">
            <text:p>L'ID de la couche et l'ID métadonnée sont disponible dans le fichier json externe et récupérer via une requâte GetJson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Bais - 1/25000</text:p>
          </table:table-cell>
          <table:table-cell office:value-type="string" table:style-name="ce29">
            <text:p>bais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41">
            <text:p><text:a xlink:href="https://geosas.fr/geonetwork/srv/fre/catalog.search#/metadata/f3c139db-279d-400b-8be2-2afb530fe9e9">https://geosas.fr/geonetwork/srv/fre/catalog.search#/metadata/f3c139db-279d-400b-8be2-2afb530fe9e9</text:a></text:p>
          </table:table-cell>
          <table:table-cell table:style-name="ce15"/>
          <table:table-cell office:value-type="string" table:style-name="ce11">
            <text:p>carte_pedo_10000</text:p>
          </table:table-cell>
          <table:table-cell table:style-name="ce26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Bréteil - 1/25000</text:p>
          </table:table-cell>
          <table:table-cell office:value-type="string" table:style-name="ce33">
            <text:p>breteil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43">
            <text:p><text:a xlink:href="https://geosas.fr/geonetwork/srv/fre/catalog.search#/metadata/631c2387-7356-4858-a62d-abe0e01d6ceb">https://geosas.fr/geonetwork/srv/fre/catalog.search#/metadata/631c2387-7356-4858-a62d-abe0e01d6ceb</text:a>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Combourg - 1/10000</text:p>
          </table:table-cell>
          <table:table-cell office:value-type="string" table:style-name="ce33">
            <text:p>Combourg_10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d09df1a0-d3ea-4193-a716-09b89ca17346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Estuaires - 1/25000</text:p>
          </table:table-cell>
          <table:table-cell office:value-type="string" table:style-name="ce33">
            <text:p>Estuaires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a6af0fc8-678d-4927-9693-cbfdb588131e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Guer - 1/25000</text:p>
          </table:table-cell>
          <table:table-cell office:value-type="string" table:style-name="ce33">
            <text:p>Guer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dc890f69-984f-42bd-bc7b-b0e806ff4b72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Janzé - 1/25000</text:p>
          </table:table-cell>
          <table:table-cell office:value-type="string" table:style-name="ce33">
            <text:p>janze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04c5b61f-747c-424d-904f-d31ed49c9ce4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Kervijen - 1/25000</text:p>
          </table:table-cell>
          <table:table-cell office:value-type="string" table:style-name="ce33">
            <text:p>Kervijen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1584cd1d-88d9-4bd0-a37c-26aadff46622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Loudéac - 1/25000</text:p>
          </table:table-cell>
          <table:table-cell office:value-type="string" table:style-name="ce33">
            <text:p>Loudeac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5ddf2aad-afd1-4f37-8982-175609e25306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Naizin - 1/10000</text:p>
          </table:table-cell>
          <table:table-cell office:value-type="string" table:style-name="ce33">
            <text:p>Naizin_10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9c518038-57a9-4d21-a345-ccf65e7022e0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Pipriac - 1/25000</text:p>
          </table:table-cell>
          <table:table-cell office:value-type="string" table:style-name="ce33">
            <text:p>Pipriac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e8a064aa-9ad8-46ff-85bb-1d60a5a89043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Plouguerneau - 1/50000</text:p>
          </table:table-cell>
          <table:table-cell office:value-type="string" table:style-name="ce33">
            <text:p>Plouguerneau_50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e242ba5a-f627-4796-a43b-4e550925c53d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Retiers - 1/10000</text:p>
          </table:table-cell>
          <table:table-cell office:value-type="string" table:style-name="ce33">
            <text:p>retiers_10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"https://geosas.fr/geonetwork/srv/fre/catalog.search#/metadata/3a67e4e9-1787-4f68-9abc-2679084c562a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Rostrenen - 1/10000</text:p>
          </table:table-cell>
          <table:table-cell office:value-type="string" table:style-name="ce33">
            <text:p>Rostrenen_10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4c961d2a-4655-4b38-8816-f8b076866486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Saint-Brieuc-des-Iffs - 1/25000</text:p>
          </table:table-cell>
          <table:table-cell office:value-type="string" table:style-name="ce33">
            <text:p>Stbrieuciffs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db754b08-9b08-4ec3-8a16-c440139fe31f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Saint-Malo - 1/25000</text:p>
          </table:table-cell>
          <table:table-cell office:value-type="string" table:style-name="ce33">
            <text:p>Stmalo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56696c69-6317-4bb5-a1b3-a1201948a787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Sud Rennes - 1/25000</text:p>
          </table:table-cell>
          <table:table-cell office:value-type="string" table:style-name="ce33">
            <text:p>Sudrennes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48509043-d0ab-4b34-b673-b5698a0cf430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3">
            <text:p>Villaumur - 1/25000</text:p>
          </table:table-cell>
          <table:table-cell office:value-type="string" table:style-name="ce33">
            <text:p>villaumur_25000</text:p>
          </table:table-cell>
          <table:table-cell office:value-type="string" table:style-name="ce10">
            <text:p><text:a xlink:href="https://geosas.fr/geoserver/sdb/ows">https://geosas.fr/geoserver/sdb/ows</text:a></text:p>
          </table:table-cell>
          <table:table-cell office:value-type="string" table:style-name="ce15">
            <text:p>WMS</text:p>
          </table:table-cell>
          <table:table-cell office:value-type="string" table:style-name="ce35">
            <text:p>https://geosas.fr/geonetwork/srv/fre/catalog.search#/metadata/25726225-0b9d-49a5-821f-129cb11da40e</text:p>
          </table:table-cell>
          <table:table-cell table:style-name="ce25"/>
          <table:table-cell office:value-type="string" table:style-name="ce11">
            <text:p>carte_pedo_10000</text:p>
          </table:table-cell>
          <table:table-cell table:style-name="ce25"/>
          <table:table-cell office:value-type="string" table:style-name="ce22">
            <text:p>cl.4C.mst</text:p>
          </table:table-cell>
          <table:table-cell office:value-type="string" table:style-name="ce10">
            <text:p><text:a xlink:href="https://api.geosas.fr/sol?service=WPS&amp;version=1.0.0&amp;request=execute&amp;identifier=getuts&amp;datainputs=code_uts=61&amp;rawdataoutput=getuts">https://api.geosas.fr/sol?service=WPS&amp;version=1.0.0&amp;request=execute&amp;identifier=getuts&amp;datainputs=code_uts=61&amp;rawdataoutput=getuts</text:a></text:p>
          </table:table-cell>
          <table:table-cell office:value-type="string" table:style-name="ce11">
            <text:p>Utilisation de l'API pour le nom de l'UTS selectionnée - Les intitulés des codes 4C <text:s/>sont indiqués dans le fichier .mst dans les propriétés CSS</text:p>
          </table:table-cell>
          <table:table-cell table:number-columns-repeated="16372"/>
        </table:table-row>
        <table:table-row table:style-name="ro3">
          <table:table-cell table:number-columns-repeated="2" table:style-name="ce1"/>
          <table:table-cell table:style-name="ce34"/>
          <table:table-cell table:number-columns-repeated="2" table:style-name="ce1"/>
          <table:table-cell table:style-name="ce36"/>
          <table:table-cell table:style-name="ce9"/>
          <table:table-cell table:style-name="ce1"/>
          <table:table-cell table:style-name="ce2"/>
          <table:table-cell table:style-name="ce1"/>
          <table:table-cell table:style-name="ce8"/>
          <table:table-cell table:style-name="ce7"/>
          <table:table-cell table:number-columns-repeated="16372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Roboto" svg:font-family="Roboto"/>
    <style:font-face style:name="Roboto Medium" svg:font-family="&quot;Roboto Medium&quot;"/>
    <style:font-face style:name="Consolas" svg:font-family="Consolas"/>
    <style:font-face style:name="Roboto Condensed" svg:font-family="&quot;Roboto Condensed&quot;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31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Agathe</meta:initial-creator>
    <dc:creator>Agathe</dc:creator>
    <meta:creation-date>2021-11-26T07:34:37Z</meta:creation-date>
    <dc:date>2022-01-11T13:12:26Z</dc:date>
    <meta:print-date>2022-01-11T13:11:58Z</meta:print-date>
    <meta:editing-duration>PT0S</meta:editing-duration>
  </office:meta>
</office:document-meta>
</file>